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MergedContextConfigurationTests.tes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moApplicationContext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otMergedContextConfigurationTests.tes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